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Overpass Mono" svg:font-family="'Overpass Mono', Consolas, Monaco, 'Andale Mono', monospac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DejaVu Sans Mono" fo:font-size="10pt" officeooo:rsid="00151b0c" officeooo:paragraph-rsid="00151b0c" style:font-size-asian="10pt" style:font-size-complex="10pt"/>
    </style:style>
    <style:style style:name="P3" style:family="paragraph" style:parent-style-name="Standard">
      <style:text-properties style:font-name="DejaVu Sans" fo:font-size="10pt" officeooo:rsid="00151b0c" officeooo:paragraph-rsid="00151b0c" style:font-size-asian="10pt" style:font-size-complex="10pt"/>
    </style:style>
    <style:style style:name="P4" style:family="paragraph" style:parent-style-name="Standard">
      <style:text-properties style:font-name="DejaVu Sans" fo:font-size="10pt" officeooo:rsid="0015471a" officeooo:paragraph-rsid="0015471a" style:font-size-asian="10pt" style:font-size-complex="10pt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DejaVu Sans Mono" fo:font-size="10pt" officeooo:rsid="00151b0c" officeooo:paragraph-rsid="0015471a" style:font-size-asian="10pt" style:font-size-complex="10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DejaVu Sans" fo:font-size="10pt" officeooo:rsid="0015471a" officeooo:paragraph-rsid="0015471a" style:font-size-asian="10pt" style:font-size-complex="10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DejaVu Sans" fo:font-size="9pt" officeooo:rsid="0015471a" officeooo:paragraph-rsid="0015471a" style:font-size-asian="9pt" style:font-size-complex="9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DejaVu Sans Mono" fo:font-size="10pt" officeooo:rsid="00151b0c" officeooo:paragraph-rsid="0015471a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DejaVu Sans" fo:font-size="10pt" officeooo:rsid="00159eaf" officeooo:paragraph-rsid="00159eaf" style:font-size-asian="8.75pt" style:font-size-complex="10pt"/>
    </style:style>
    <style:style style:name="T1" style:family="text">
      <style:text-properties officeooo:rsid="00151b0c"/>
    </style:style>
    <style:style style:name="T2" style:family="text">
      <style:text-properties fo:font-variant="normal" fo:text-transform="none" fo:color="#333333" loext:opacity="100%" fo:letter-spacing="normal" fo:font-style="normal" fo:font-weight="normal"/>
    </style:style>
    <style:style style:name="T3" style:family="text">
      <style:text-properties fo:font-variant="normal" fo:text-transform="none" fo:color="#333333" loext:opacity="100%" fo:letter-spacing="normal" fo:font-style="normal" fo:font-weight="normal" officeooo:rsid="0015471a"/>
    </style:style>
    <style:style style:name="T4" style:family="text">
      <style:text-properties fo:font-variant="normal" fo:text-transform="none" fo:color="#333333" loext:opacity="100%" style:font-name="DejaVu Sans" fo:letter-spacing="normal" fo:font-style="normal" fo:font-weight="normal" officeooo:rsid="001547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ee</text:p>
      <text:p text:style-name="P3"/>
      <text:p text:style-name="P3">On the local machine</text:p>
      <text:p text:style-name="P1"/>
      <text:p text:style-name="P5"><text:span text:style-name="T1"># </text:span>dnf install fuse-sshfs</text:p>
      <text:p text:style-name="P1"/>
      <text:p text:style-name="P2">Then mount fs on the remote machine</text:p>
      <text:p text:style-name="P2"/>
      <text:p text:style-name="P6"><text:span text:style-name="T2">&gt; sshfs [user@]host:[dir] mountpoint [options]</text:span></text:p>
      <text:p text:style-name="P9"><text:span text:style-name="T2"/></text:p>
      <text:p text:style-name="P9"><text:span text:style-name="T4">Examples:</text:span></text:p>
      <text:p text:style-name="P6"><text:span text:style-name="T4">mount home user directory from remote machine named ‘Wendell’<text:line-break/><text:line-break/></text:span><text:span text:style-name="T3">&gt; sshfs Wendell:/home/Morpheus Wendell</text:span><text:span text:style-name="T2"> </text:span></text:p>
      <text:p text:style-name="P6"><text:span text:style-name="T2"/></text:p>
      <text:p text:style-name="P7"><text:span text:style-name="T2">mount home user directory from remote machine reasoningtechnology.com</text:span></text:p>
      <text:p text:style-name="P7"><text:span text:style-name="T2"/></text:p>
      <text:p text:style-name="P8"><text:span text:style-name="T2">&gt; mkdir ReasoningTechnology1</text:span></text:p>
      <text:p text:style-name="P8"><text:span text:style-name="T2">&gt; sshfs <text:s/>thomas_lynch@reasoningtechnology.com:/home/thomas_lynch ReasoningTechnology1</text:span></text:p>
      <text:p text:style-name="P8"><text:span text:style-name="T2"/></text:p>
      <text:p text:style-name="P8"><text:span text:style-name="T2"/></text:p>
      <text:p text:style-name="P10"><text:span text:style-name="T2">To make it permanent, either set up ssh for root and add it to the fstab, or put it in .profile</text:span></text:p>
      <text:p text:style-name="P10"><text:span text:style-name="T2">and leave it in user spa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Overpass Mono" svg:font-family="'Overpass Mono', Consolas, Monaco, 'Andale Mono', monospace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3T16:33:11.954784103</meta:creation-date>
    <meta:generator>LibreOffice/7.0.5.2$Linux_X86_64 LibreOffice_project/00$Build-2</meta:generator>
    <dc:date>2021-04-23T17:22:04.300754076</dc:date>
    <meta:editing-duration>PT1M39S</meta:editing-duration>
    <meta:editing-cycles>1</meta:editing-cycles>
    <meta:document-statistic meta:table-count="0" meta:image-count="0" meta:object-count="0" meta:page-count="1" meta:paragraph-count="12" meta:word-count="77" meta:character-count="543" meta:non-whitespace-character-count="475"/>
  </office:meta>
</office:document-meta>
</file>